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text-properties officeooo:paragraph-rsid="00176e14"/>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76e14" officeooo:paragraph-rsid="00176e14"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T4" style:family="text">
      <style:text-properties fo:font-variant="normal" fo:text-transform="none" fo:color="#000000" loext:opacity="100%" fo:font-size="18pt" fo:letter-spacing="normal" fo:font-style="normal" fo:font-weight="normal" officeooo:rsid="00176e14" style:font-size-asian="18pt" style:font-style-asian="normal" style:font-weight-asian="normal" style:font-size-complex="18pt"/>
    </style:style>
    <style:style style:name="T5" style:family="text">
      <style:text-properties officeooo:rsid="00176e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The People’s Assembly, convening on the </text:span><text:span text:style-name="T4">23rd</text:span><text:span text:style-name="T3"> of </text:span><text:span text:style-name="T4">December</text:span><text:span text:style-name="T3"> 2020 under the </text:span><text:span text:style-name="T4">36th</text:span><text:span text:style-name="T3"> PA Meeting.</text:span></text:p>
      <text:p text:style-name="P1"/>
      <text:p text:style-name="P1">The Assembly, recognising the current situation,</text:p>
      <text:p text:style-name="P1"/>
      <text:p text:style-name="P4">Constitutes the need to skip over (or, prematurely adjourn) the People’s Assembly meeting which is planned to take place on the 30th of December 2020 (or, the 37th PA meeting) because it would be held one day before new years eve which may be an unfortunate timing for some representatives.</text:p>
      <text:p text:style-name="P1"/>
      <text:p text:style-name="P1">And proceeds.</text:p>
      <text:p text:style-name="P1"/>
      <text:p text:style-name="P1">Signed by,</text:p>
      <text:p text:style-name="P1">_<text:span text:style-name="T5">yoran_</text:span></text:p>
      <text:p text:style-name="P1"/>
      <text:p text:style-name="P1"/>
      <text:p text:style-name="P1"/>
      <text:p text:style-name="P2"><text:span text:style-name="T1">[</text:span><text:span text:style-name="T2">Motion 36-3: To skip over (or, prematurely adjourn) the PA meeting which takes place on 30-12-2020 (or, the 37th PA meeting)</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2-23T13:17:16.347907327</dc:date>
    <meta:editing-duration>PT2M19S</meta:editing-duration>
    <meta:editing-cycles>3</meta:editing-cycles>
    <meta:generator>LibreOffice/7.0.2.2$Linux_X86_64 LibreOffice_project/3a01483fc371ab18cfca4bab0d636937da5eaf70</meta:generator>
    <meta:document-statistic meta:table-count="0" meta:image-count="0" meta:object-count="0" meta:page-count="1" meta:paragraph-count="7" meta:word-count="97" meta:character-count="582" meta:non-whitespace-character-count="492"/>
  </office:meta>
</office:document-meta>
</file>